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18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5eb45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41ce8a8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063a409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b4652d"/>
    </style:style>
    <style:style style:name="T33" style:family="text">
      <style:text-properties officeooo:rsid="03e46f2c"/>
    </style:style>
    <style:style style:name="T34" style:family="text">
      <style:text-properties officeooo:rsid="023d18e5"/>
    </style:style>
    <style:style style:name="T35" style:family="text">
      <style:text-properties officeooo:rsid="00836784"/>
    </style:style>
    <style:style style:name="T36" style:family="text">
      <style:text-properties officeooo:rsid="036e9576"/>
    </style:style>
    <style:style style:name="T37" style:family="text">
      <style:text-properties officeooo:rsid="03e54793"/>
    </style:style>
    <style:style style:name="T38" style:family="text">
      <style:text-properties officeooo:rsid="041b89ea"/>
    </style:style>
    <style:style style:name="T3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2">Esser-</text:span>Skala, 201<text:span text:style-name="T33">9</text:span></text:p>
      <text:p text:style-name="P15"/>
      <text:p text:style-name="P15"/>
      <text:p text:style-name="P11">© 201<text:span text:style-name="T33">9</text:span> by Wolfgang <text:span text:style-name="T32">Esser-</text:span>Skala. This edition is licensed under the<text:span text:style-name="T30"><text:line-break/></text:span>Creative Commons Attribution<text:span text:style-name="T24">-NonCommercial-ShareAlike</text:span> 4.0 International License.<text:span text:style-name="T30"><text:line-break/></text:span>To view a copy of this license, visit http://creativecommons.org/licenses/by<text:span text:style-name="T25">-nc-sa</text:span>/4.0/.</text:p>
      <text:p text:style-name="P10"/>
      <text:p text:style-name="P12">Music engraving by LilyPond 2.18.0 (http://www.lilypond.org).<text:span text:style-name="T23"><text:line-break/>Front matter</text:span> typeset with EB Garamond (http://www.georgduffner.at/ebgaramond).</text:p>
      <text:p text:style-name="P15"/>
      <text:p text:style-name="P9">First <text:span text:style-name="T26">version</text:span>, <text:span text:style-name="T33">January 2019</text:span></text:p>
      <text:p text:style-name="P22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29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23"><text:tab/><text:span text:style-name="T38">http://resolver.staatsbibliothek-berlin.de/SBB0000A77E00000000<text:line-break/><text:tab/></text:span>(siglum Mus.<text:span text:style-name="T38">ms. 23262</text:span>).</text:p>
      <text:p text:style-name="P2"/>
      <text:p text:style-name="P3">In general, this edition closely follows the <text:span text:style-name="T31">manuscript</text:span>. Any changes <text:span text:style-name="T2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7"/>
      <text:p text:style-name="P4"/>
      <text:p text:style-name="P24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<text:tab/></text:span><text:span text:style-name="T19">–</text:span><text:span text:style-name="T16"><text:tab/></text:span><text:span text:style-name="T18"><text:note text:id="ftn1" text:note-class="footnote"><text:note-citation>1</text:note-citation><text:note-body><text:p text:style-name="P19">Abbreviations: A, alto; B, bass;<text:span text:style-name="T34"> cor, horn; fl, flute; Ms, manuscript; ob, oboe; o</text:span>rg,<text:span text:style-name="T39"> </text:span>basses and organ; <text:span text:style-name="T34">r, rest;</text:span> S,<text:span text:style-name="T39"> </text:span>soprano; T<text:span text:style-name="T35">, </text:span>tenor; <text:span text:style-name="T36">vl</text:span>, violin;<text:span text:style-name="T36"> vla, viola</text:span>.</text:p></text:note-body></text:note></text:span><text:span text:style-name="T16"><text:tab/></text:span><text:span text:style-name="T20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wolf-jesu-deine-passion)</text:span>. Your help will be greatly appreciated.</text:p>
      <text:p text:style-name="P7"/>
      <text:p text:style-name="P7"/>
      <text:p text:style-name="P7"><text:span text:style-name="T8">Salzburg, </text:span><text:span text:style-name="T17">January 2019</text:span><text:line-break/>Wolfgang <text:span text:style-name="T32">Esser-</text:span>Skala</text:p>
      <text:p text:style-name="P21"><text:span text:style-name="T30"><text:line-break/></text:span>C O N T E N T S</text:p>
      <text:p text:style-name="P14"/>
      <text:p text:style-name="P13"/>
      <text:p text:style-name="P8"/>
      <text:p text:style-name="P25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33"><text:line-break/><text:tab/>1.1<text:tab/>Choral: Jesu, deine Paſsion<text:tab/>2<text:line-break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4T13:39:28.365732717</dc:date>
    <dc:creator>Wolfgang Skala</dc:creator>
    <meta:editing-duration>P11DT4H6M2S</meta:editing-duration>
    <meta:editing-cycles>968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65" meta:character-count="1874" meta:non-whitespace-character-count="1596"/>
  </office:meta>
</office:document-meta>
</file>